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ecd5c" officeooo:paragraph-rsid="001ecd5c" style:font-style-asian="normal" style:font-weight-asian="normal"/>
    </style:style>
    <style:style style:name="P5" style:family="paragraph" style:parent-style-name="Standard">
      <style:text-properties fo:language="en" fo:country="US" officeooo:rsid="001ecd5c" officeooo:paragraph-rsid="001ecd5c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fo:language="en" fo:country="US" officeooo:rsid="001cd73f"/>
    </style:style>
    <style:style style:name="T6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1st</text:span> of <text:span text:style-name="T6">O</text:span><text:span text:style-name="T4">ctober</text:span><text:span text:style-name="T3"> </text:span>202<text:span text:style-name="T3">5</text:span> under the <text:span text:style-name="T5">50th</text:span> PA Meeting.</text:p>
      <text:p text:style-name="P1"/>
      <text:p text:style-name="P1">The Assembly, recognising the current situation,</text:p>
      <text:p text:style-name="P1"/>
      <text:p text:style-name="P4">Constitutes the need to implemented the Phantom curse datapack in appendix A, this in order to make the phantoms feature more interesting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50-13: To add the Phantom Curse datapack</text:span><text:span text:style-name="T1">]</text:span></text:p>
      <text:p text:style-name="Standard"><text:span text:style-name="T1"/></text:p>
      <text:p text:style-name="P5"><text:span text:style-name="T1">APPENDIX A:</text:span></text:p>
      <text:p text:style-name="P5"><text:span text:style-name="T1">https://modrinth.com/datapack/phantom-curse?version=1.20.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1T23:23:29.106161270</dc:date>
    <meta:editing-duration>PT3M18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59" meta:character-count="422" meta:non-whitespace-character-count="372"/>
  </office:meta>
</office:document-meta>
</file>